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arial" svg:font-family="arial, x-locale-body, sans-serif"/>
    <style:font-face style:name="zillaslab" svg:font-family="zillaslab, palatino, 'Palatino Linotyp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officeooo:rsid="001402ae" officeooo:paragraph-rsid="001402ae"/>
    </style:style>
    <style:style style:name="P2" style:family="paragraph" style:parent-style-name="Standard">
      <style:text-properties officeooo:rsid="00157c40" officeooo:paragraph-rsid="00157c40"/>
    </style:style>
    <style:style style:name="P3" style:family="paragraph" style:parent-style-name="Standard">
      <style:text-properties fo:font-variant="normal" fo:text-transform="none" fo:color="#1b1b1b" loext:opacity="100%" style:text-line-through-style="none" style:text-line-through-type="none" style:font-name="zillaslab" fo:font-style="normal" style:text-underline-style="none" fo:font-weight="normal" officeooo:rsid="0018f590" style:text-blinking="false"/>
    </style:style>
    <style:style style:name="P4" style:family="paragraph" style:parent-style-name="Standard">
      <style:text-properties fo:font-variant="normal" fo:text-transform="none" fo:color="#1b1b1b" loext:opacity="100%" style:text-line-through-style="none" style:text-line-through-type="none" style:font-name="zillaslab" fo:font-style="normal" style:text-underline-style="none" fo:font-weight="normal" officeooo:rsid="00173921" style:text-blinking="false"/>
    </style:style>
    <style:style style:name="T1" style:family="text">
      <style:text-properties officeooo:rsid="001402ae"/>
    </style:style>
    <style:style style:name="T2" style:family="text">
      <style:text-properties officeooo:rsid="00157c40"/>
    </style:style>
    <style:style style:name="T3" style:family="text">
      <style:text-properties fo:font-variant="normal" fo:text-transform="none" fo:color="#1b1b1b" loext:opacity="100%" style:text-line-through-style="none" style:text-line-through-type="none" style:font-name="zillaslab" fo:font-style="normal" style:text-underline-style="none" fo:font-weight="normal" style:text-blinking="false"/>
    </style:style>
    <style:style style:name="T4" style:family="text">
      <style:text-properties fo:font-variant="normal" fo:text-transform="none" fo:color="#1b1b1b" loext:opacity="100%" style:text-line-through-style="none" style:text-line-through-type="none" style:font-name="zillaslab" fo:font-style="normal" style:text-underline-style="none" fo:font-weight="normal" officeooo:rsid="0015f670" style:text-blinking="false"/>
    </style:style>
    <style:style style:name="T5" style:family="text">
      <style:text-properties fo:font-variant="normal" fo:text-transform="none" fo:color="#1b1b1b" loext:opacity="100%" style:text-line-through-style="none" style:text-line-through-type="none" style:font-name="zillaslab" fo:font-style="normal" style:text-underline-style="none" fo:font-weight="normal" officeooo:rsid="00173921" style:text-blinking="false"/>
    </style:style>
    <style:style style:name="T6" style:family="text">
      <style:text-properties fo:font-variant="normal" fo:text-transform="none" fo:color="#1b1b1b" loext:opacity="100%" style:text-line-through-style="none" style:text-line-through-type="none" style:font-name="zillaslab" fo:font-style="normal" style:text-underline-style="none" fo:font-weight="normal" officeooo:rsid="0018a6f2" style:text-blinking="false"/>
    </style:style>
    <style:style style:name="T7" style:family="text">
      <style:text-properties fo:font-variant="normal" fo:text-transform="none" fo:color="#1b1b1b" loext:opacity="100%" style:text-line-through-style="none" style:text-line-through-type="none" style:font-name="zillaslab" fo:font-style="normal" style:text-underline-style="none" fo:font-weight="normal" officeooo:rsid="0018f590" style:text-blinking="false"/>
    </style:style>
    <style:style style:name="T8" style:family="text">
      <style:text-properties fo:font-variant="normal" fo:text-transform="none" fo:color="#1b1b1b" loext:opacity="100%" style:text-line-through-style="none" style:text-line-through-type="none" style:font-name="zillaslab" fo:font-size="12pt" fo:letter-spacing="normal" fo:font-style="normal" style:text-underline-style="none" fo:font-weight="normal" officeooo:rsid="001ce176" style:text-blinking="false"/>
    </style:style>
    <style:style style:name="T9" style:family="text">
      <style:text-properties fo:font-variant="normal" fo:text-transform="none" fo:color="#1b1b1b" loext:opacity="100%" style:text-line-through-style="none" style:text-line-through-type="none" style:font-name="zillaslab" fo:font-size="12pt" fo:letter-spacing="normal" fo:font-style="normal" style:text-underline-style="none" fo:font-weight="normal" officeooo:rsid="001e4204" style:text-blinking="false"/>
    </style:style>
    <style:style style:name="T10" style:family="text">
      <style:text-properties fo:font-variant="normal" fo:text-transform="none" fo:color="#1b1b1b" loext:opacity="100%" style:font-name="arial" fo:font-size="12pt" fo:letter-spacing="normal" fo:font-style="normal" fo:font-weight="normal"/>
    </style:style>
    <style:style style:name="T11" style:family="text">
      <style:text-properties fo:font-variant="normal" fo:text-transform="none" fo:color="#1b1b1b" loext:opacity="100%" style:font-name="arial" fo:font-size="12pt" fo:letter-spacing="normal" fo:font-style="normal" fo:font-weight="normal" officeooo:rsid="001ae214"/>
    </style:style>
    <style:style style:name="T12" style:family="text">
      <style:text-properties fo:font-variant="normal" fo:text-transform="none" fo:color="#1b1b1b" loext:opacity="100%" style:font-name="arial" fo:font-size="12pt" fo:letter-spacing="normal" fo:font-style="normal" fo:font-weight="normal" officeooo:rsid="001ce176"/>
    </style:style>
    <style:style style:name="T13" style:family="text">
      <style:text-properties fo:font-variant="normal" fo:text-transform="none" fo:color="#1b1b1b" loext:opacity="100%" fo:letter-spacing="normal"/>
    </style:style>
    <style:style style:name="T14" style:family="text">
      <style:text-properties officeooo:rsid="0016677d"/>
    </style:style>
    <style:style style:name="T15" style:family="text">
      <style:text-properties officeooo:rsid="0019c9c5"/>
    </style:style>
    <style:style style:name="T16" style:family="text">
      <style:text-properties officeooo:rsid="001a8388"/>
    </style:style>
    <style:style style:name="T17" style:family="text">
      <style:text-properties fo:background-color="#f4f4f4" loext:char-shading-value="0"/>
    </style: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date style:data-style-name="N37" text:date-value="2021-09-07T13:26:05.434917435" text:fixed="true">09/07/21</text:date><text:s/><text:time style:data-style-name="N43" text:time-value="2021-09-07T13:26:15.037110247" text:fixed="true">01:26:15 PM</text:time><text:s/><text:span text:style-name="T1">Finished part 2 on to </text:span><text:a xlink:type="simple" xlink:href="https://developer.mozilla.org/en-US/docs/Learn/Server-side/Django/Models" text:style-name="Internet_20_link" text:visited-style-name="Visited_20_Internet_20_Link"><text:span text:style-name="T1">part 3</text:span></text:a></text:p>
      <text:p text:style-name="Standard"><text:date style:data-style-name="N37" text:date-value="2021-09-08T14:48:32.975278333" text:fixed="true">09/08/21</text:date><text:s/><text:time style:data-style-name="N43" text:time-value="2021-09-08T14:48:39.255896424" text:fixed="true">02:48:39 PM</text:time><text:s text:c="2"/><text:span text:style-name="T2">Finished part 3 up to </text:span><text:bookmark text:name="challenge_yourself"/><text:a xlink:type="simple" xlink:href="https://developer.mozilla.org/en-US/docs/Learn/Server-side/Django/Admin_site#challenge_yourself" text:style-name="Internet_20_link" text:visited-style-name="Visited_20_Internet_20_Link"><text:span text:style-name="T3">Challenge yourself</text:span></text:a></text:p>
      <text:p text:style-name="Standard"><text:span text:style-name="T3"><text:date style:data-style-name="N37" text:date-value="2021-09-08T19:24:18.330014068" text:fixed="true">09/08/21</text:date></text:span><text:span text:style-name="T3"><text:s/></text:span><text:span text:style-name="T3"><text:time style:data-style-name="N43" text:time-value="2021-09-08T19:24:30.278782490" text:fixed="true">07:24:30 PM</text:time></text:span><text:span text:style-name="T3"><text:s/></text:span><text:span text:style-name="T4">Finished part 4 on to </text:span><text:a xlink:type="simple" xlink:href="https://developer.mozilla.org/en-US/docs/Learn/Server-side/Django/Home_page" text:style-name="Internet_20_link" text:visited-style-name="Visited_20_Internet_20_Link">Part 5</text:a></text:p>
      <text:p text:style-name="Standard"><text:date style:data-style-name="N37" text:date-value="2021-09-09T14:19:23.559329090" text:fixed="true">09/09/21</text:date><text:s/><text:time style:data-style-name="N43" text:time-value="2021-09-09T14:19:31.303758141" text:fixed="true">02:19:31 PM</text:time><text:s/><text:span text:style-name="T14">Working on </text:span><text:a xlink:type="simple" xlink:href="https://developer.mozilla.org/en-US/docs/Learn/Server-side/Django/Generic_views" text:style-name="Internet_20_link" text:visited-style-name="Visited_20_Internet_20_Link"><text:span text:style-name="T14">part 6</text:span></text:a><text:span text:style-name="T14"> got to </text:span><text:bookmark text:name="pagination"/><text:a xlink:type="simple" xlink:href="https://developer.mozilla.org/en-US/docs/Learn/Server-side/Django/Generic_views#pagination" text:style-name="Internet_20_link" text:visited-style-name="Visited_20_Internet_20_Link">Pagination</text:a><text:span text:style-name="T3">.</text:span></text:p>
      <text:p text:style-name="Standard"><text:span text:style-name="T3"><text:date style:data-style-name="N37" text:date-value="2021-09-10T15:15:35.265056951" text:fixed="true">09/10/21</text:date></text:span><text:span text:style-name="T3"><text:s/></text:span><text:span text:style-name="T3"><text:time style:data-style-name="N43" text:time-value="2021-09-10T15:15:44.196458416" text:fixed="true">03:15:44 PM</text:time></text:span><text:span text:style-name="T3"><text:s/></text:span><text:span text:style-name="T5">working on</text:span><text:a xlink:type="simple" xlink:href="https://developer.mozilla.org/en-US/docs/Learn/Server-side/Django/Authentication" text:style-name="Internet_20_link" text:visited-style-name="Visited_20_Internet_20_Link"> part 8</text:a><text:span text:style-name="T5"> finished up to ‘</text:span><text:bookmark text:name="testing_in_views"/><text:a xlink:type="simple" xlink:href="https://developer.mozilla.org/en-US/docs/Learn/Server-side/Django/Authentication#testing_in_views" text:style-name="Internet_20_link" text:visited-style-name="Visited_20_Internet_20_Link">Testing in views</text:a><text:span text:style-name="T5">’</text:span></text:p>
      <text:p text:style-name="Standard"><text:span text:style-name="T5"><text:date style:data-style-name="N37" text:date-value="2021-09-10T16:43:50.213907407" text:fixed="true">09/10/21</text:date></text:span><text:span text:style-name="T5"><text:s/></text:span><text:span text:style-name="T5"><text:time style:data-style-name="N43" text:time-value="2021-09-10T16:44:01.172502539" text:fixed="true">04:44:01 PM</text:time></text:span><text:span text:style-name="T5"><text:s/></text:span><text:span text:style-name="T6">Finished </text:span><text:a xlink:type="simple" xlink:href="https://developer.mozilla.org/en-US/docs/Learn/Server-side/Django/Authentication" text:style-name="Internet_20_link" text:visited-style-name="Visited_20_Internet_20_Link">part 8</text:a><text:span text:style-name="T6"> </text:span><text:span text:style-name="T7">but need to do </text:span><text:bookmark text:name="challenge_yourself1"/><text:a xlink:type="simple" xlink:href="https://developer.mozilla.org/en-US/docs/Learn/Server-side/Django/Authentication#challenge_yourself" text:style-name="Internet_20_link" text:visited-style-name="Visited_20_Internet_20_Link">Challenge yourself</text:a></text:p>
      <text:p text:style-name="Standard"><text:date style:data-style-name="N37" text:date-value="2021-09-11T16:23:31.869208188" text:fixed="true">09/11/21</text:date><text:s/><text:time style:data-style-name="N43" text:time-value="2021-09-11T16:23:40.093035791" text:fixed="true">04:23:40 PM</text:time><text:s/><text:span text:style-name="T15">Finally finished part 8 on to </text:span></text:p>
      <text:p text:style-name="Standard"><text:date style:data-style-name="N37" text:date-value="2021-09-11T16:54:19.317540354" text:fixed="true">09/11/21</text:date><text:s/><text:time style:data-style-name="N43" text:time-value="2021-09-11T16:54:27.712358781" text:fixed="true">04:54:27 PM</text:time><text:s/><text:span text:style-name="T16">Started part 9 got to paragraph “</text:span><text:span text:style-name="T10">In the view, we first use the </text:span><text:span text:style-name="Source_20_Text"><text:span text:style-name="T17">pk</text:span></text:span><text:span text:style-name="T13"> </text:span><text:span text:style-name="T10">argument in </text:span><text:span text:style-name="Source_20_Text"><text:span text:style-name="T17">get_object_or_404()</text:span></text:span><text:span text:style-name="T13"> </text:span><text:span text:style-name="T10">to get the current” </text:span></text:p>
      <text:p text:style-name="Standard"><text:span text:style-name="T10"><text:date style:data-style-name="N37" text:date-value="2021-09-11T17:16:50.519428574" text:fixed="true">09/11/21</text:date></text:span><text:span text:style-name="T10"><text:s/></text:span><text:span text:style-name="T10"><text:time style:data-style-name="N43" text:time-value="2021-09-11T17:17:04.869793304" text:fixed="true">05:17:04 PM</text:time></text:span><text:span text:style-name="T10"><text:s/></text:span><text:span text:style-name="T11">went on to “Most of this will be completely familiar from previous tutorials. We extend the base template and then”</text:span></text:p>
      <text:p text:style-name="Standard"><text:span text:style-name="T11"><text:date style:data-style-name="N37" text:date-value="2021-09-12T09:55:40.673199039" text:fixed="true">09/12/21</text:date></text:span><text:span text:style-name="T11"><text:s/></text:span><text:span text:style-name="T11"><text:time style:data-style-name="N43" text:time-value="2021-09-12T09:55:46.362599381" text:fixed="true">09:55:46 AM</text:time></text:span><text:span text:style-name="T11"><text:s/></text:span><text:span text:style-name="T12">Still on part 9 got to “</text:span><text:bookmark text:name="testing_the_page_2"/><text:a xlink:type="simple" xlink:href="https://developer.mozilla.org/en-US/docs/Learn/Server-side/Django/Forms#testing_the_page_2" text:style-name="Internet_20_link" text:visited-style-name="Visited_20_Internet_20_Link">Testing the page</text:a><text:span text:style-name="T8">”</text:span></text:p>
      <text:p text:style-name="Standard"><text:span text:style-name="T8"><text:date style:data-style-name="N37" text:date-value="2021-09-12T19:03:10.002302289" text:fixed="true">09/12/21</text:date></text:span><text:span text:style-name="T8"><text:s/></text:span><text:span text:style-name="T8"><text:time style:data-style-name="N43" text:time-value="2021-09-12T19:03:16.616904437" text:fixed="true">07:03:16 PM</text:time></text:span><text:span text:style-name="T8"><text:s/></text:span><text:span text:style-name="T9">Finished </text:span><text:a xlink:type="simple" xlink:href="https://developer.mozilla.org/en-US/docs/Learn/Server-side/Django/Testing" text:style-name="Internet_20_link" text:visited-style-name="Visited_20_Internet_20_Link">part 10 </text:a><text:span text:style-name="T9"><text:s/>on to </text:span><text:a xlink:type="simple" xlink:href="https://developer.mozilla.org/en-US/docs/Learn/Server-side/Django/Deployment" text:style-name="Internet_20_link" text:visited-style-name="Visited_20_Internet_20_Link">part 11</text:a><text:span text:style-name="T9"> Added Add Book and Add Author to home page if Staff member and special permission for Librarian. The forms are canned so can’t add author when creating new book with Add Book link. <text:s/>Will try to fix that or just leave adding books to admin.</text:span></text:p>
      <text:p text:style-name="Standard"><text:span text:style-name="T12"/></text:p>
      <text:p text:style-name="P3"/>
      <text:p text:style-name="P4">‘</text:p>
      <text:p text:style-name="Standard"><text:s/></text:p>
      <text:p text:style-name="Standard"/>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arial" svg:font-family="arial, x-locale-body, sans-serif"/>
    <style:font-face style:name="zillaslab" svg:font-family="zillaslab, palatino, 'Palatino Linotyp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rsid="001402ae" officeooo:paragraph-rsid="001402a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Locallibrary Progress</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7T13:24:45.874615297</meta:creation-date>
    <dc:date>2021-09-12T19:09:55.514040045</dc:date>
    <meta:editing-duration>P4DT5H21M33S</meta:editing-duration>
    <meta:editing-cycles>12</meta:editing-cycles>
    <meta:generator>LibreOffice/7.1.3.2$Linux_X86_64 LibreOffice_project/10$Build-2</meta:generator>
    <meta:document-statistic meta:table-count="0" meta:image-count="0" meta:object-count="0" meta:page-count="1" meta:paragraph-count="14" meta:word-count="191" meta:character-count="1062" meta:non-whitespace-character-count="878"/>
  </office:meta>
</office:document-meta>
</file>